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71b" officeooo:paragraph-rsid="0001c71b"/>
    </style:style>
    <style:style style:name="P2" style:family="paragraph" style:parent-style-name="Standard">
      <style:text-properties officeooo:paragraph-rsid="0001c71b"/>
    </style:style>
    <style:style style:name="P3" style:family="paragraph" style:parent-style-name="Standard">
      <style:text-properties officeooo:rsid="00034f6a" officeooo:paragraph-rsid="00034f6a"/>
    </style:style>
    <style:style style:name="T1" style:family="text">
      <style:text-properties officeooo:rsid="0001c71b"/>
    </style:style>
    <style:style style:name="T2" style:family="text">
      <style:text-properties officeooo:rsid="00034f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Sobre Linux: </text:span></text:p>
      <text:p text:style-name="P2"/>
      <text:p text:style-name="P2"><text:span text:style-name="T1"><text:tab/>Linux está em todo o lugar, ele é utilizado por servidores web, computadores pessoais, dispositivos móveis e muito mais.</text:span></text:p>
      <text:p text:style-name="P2"><text:tab/><text:span text:style-name="T1">Linux é S.O. básico mas com diversas distribuições personalizadas para cada tipo de usuário, também muito utilizado (tecnologias em nuvem, virtualização, cibersegurança, rede e etc.).</text:span></text:p>
      <text:p text:style-name="P2"/>
      <text:p text:style-name="P1">Vantagens do Linux:</text:p>
      <text:p text:style-name="P1"><text:tab/></text:p>
      <text:p text:style-name="P1"><text:tab/>Linux enfatiza o uso do terminal que se torna mais fácil a manipulação do sistema para usuários avançados e desenvolvedores, <text:span text:style-name="T2">também potencializa <text:s/>a internet, com uma alta de servidores e serviços de internet que usam Linux.</text:span></text:p>
      <text:p text:style-name="P1"><text:tab/>Também sendo um software de código aberto, <text:span text:style-name="T2">as habilidades de tecnologias de código aberto estão em alta no mercado de trabalho hoje.</text:span></text:p>
      <text:p text:style-name="P1"/>
      <text:p text:style-name="P3">Sobre linhas de comando no terminal:</text:p>
      <text:p text:style-name="P3"><text:tab/></text:p>
      <text:p text:style-name="P3"><text:tab/>Um comando é um programa de software que pode ser executado na linha de um terminal e executa uma ação no computador. A maioria dos comando segue um padrão simples de sintaxe: <text:span text:style-name="T3">comando </text:span><text:span text:style-name="T4">[opções…] [argumentos…].</text:span></text:p>
      <text:p text:style-name="P3"><text:span text:style-name="T4"><text:tab/>Por exemplo comando ls (listar) pode receber o nome de um diretório (pasta) como argumento e listara o conteúdo desse diretório.</text:span></text:p>
      <text:p text:style-name="P1"><text:tab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2:22:26.270500646</meta:creation-date>
    <dc:date>2021-10-05T12:46:38.281611939</dc:date>
    <meta:editing-duration>PT1M20S</meta:editing-duration>
    <meta:editing-cycles>1</meta:editing-cycles>
    <meta:document-statistic meta:table-count="0" meta:image-count="0" meta:object-count="0" meta:page-count="1" meta:paragraph-count="12" meta:word-count="169" meta:character-count="1071" meta:non-whitespace-character-count="900"/>
    <meta:generator>LibreOffice/6.4.7.2$Linux_X86_64 LibreOffice_project/40$Build-2</meta:generator>
  </office:meta>
</office:document-meta>
</file>